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e6e6e6" draw:fill="solid" draw:fill-color="#0000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e6e6e6" draw:fill="solid" draw:fill-color="#99cc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51cm" svg:stroke-color="#b3b3b3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color="#e6e6e6" draw:fill="solid" draw:fill-color="#e6e6e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e6e6e6" draw:fill="solid" draw:fill-color="#00ae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51cm" svg:stroke-color="#4c4c4c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color="#e6e6e6" svg:stroke-opacity="50%" draw:fill="solid" draw:fill-color="#99ccff" draw:opacity="70%" draw:textarea-horizontal-align="justify" draw:textarea-vertical-align="middle" draw:auto-grow-height="false" fo:min-height="0cm" fo:min-width="0cm" draw:shadow-opacity="70%"/>
    </style:style>
    <style:style style:name="gr8" style:family="graphic" style:parent-style-name="standard">
      <style:graphic-properties svg:stroke-color="#e6e6e6" svg:stroke-opacity="50%" draw:fill="solid" draw:fill-color="#3deb3d" draw:opacity="30%" draw:textarea-horizontal-align="justify" draw:textarea-vertical-align="middle" draw:auto-grow-height="false" fo:min-height="0cm" fo:min-width="0cm" draw:shadow-opacity="30%"/>
    </style:style>
    <style:style style:name="gr9" style:family="graphic" style:parent-style-name="standard">
      <style:graphic-properties svg:stroke-width="0.051cm" svg:stroke-color="#b3b3b3" draw:marker-start-width="0.276cm" draw:marker-end-width="0.276cm" svg:stroke-opacity="50%" draw:fill="none" draw:opacity="30%" draw:textarea-horizontal-align="justify" draw:textarea-vertical-align="middle" draw:auto-grow-height="false" fo:min-height="0cm" fo:min-width="0cm" fo:padding-top="0.15cm" fo:padding-bottom="0.15cm" fo:padding-left="0.275cm" fo:padding-right="0.275cm" draw:shadow-opacity="30%"/>
    </style:style>
    <style:style style:name="gr10" style:family="graphic" style:parent-style-name="standard">
      <style:graphic-properties svg:stroke-color="#e6e6e6" svg:stroke-opacity="50%" draw:fill="solid" draw:fill-color="#e6e6e6" draw:opacity="30%" draw:textarea-horizontal-align="justify" draw:textarea-vertical-align="middle" draw:auto-grow-height="false" fo:min-height="0cm" fo:min-width="0cm" draw:shadow-opacity="30%"/>
    </style:style>
    <style:style style:name="gr11" style:family="graphic" style:parent-style-name="standard">
      <style:graphic-properties svg:stroke-width="0.051cm" svg:stroke-color="#4c4c4c" draw:marker-start-width="0.276cm" draw:marker-end-width="0.276cm" svg:stroke-opacity="50%" draw:fill="none" draw:opacity="30%" draw:textarea-horizontal-align="justify" draw:textarea-vertical-align="middle" draw:auto-grow-height="false" fo:min-height="0cm" fo:min-width="0cm" fo:padding-top="0.15cm" fo:padding-bottom="0.15cm" fo:padding-left="0.275cm" fo:padding-right="0.275cm" draw:shadow-opacity="30%"/>
    </style:style>
    <style:style style:name="gr12" style:family="graphic" style:parent-style-name="standard">
      <style:graphic-properties svg:stroke-color="#e6e6e6" svg:stroke-opacity="50%" draw:fill="hatch" draw:fill-color="#99ccff" draw:fill-hatch-name="Black_20_45_20_Degrees" draw:opacity="30%" draw:textarea-horizontal-align="justify" draw:textarea-vertical-align="middle" draw:auto-grow-height="false" fo:min-height="0cm" fo:min-width="0cm" draw:shadow-opacity="30%"/>
    </style:style>
    <style:style style:name="gr13" style:family="graphic" style:parent-style-name="standard">
      <style:graphic-properties svg:stroke-color="#e6e6e6" svg:stroke-opacity="50%" draw:fill="hatch" draw:fill-color="#3deb3d" draw:fill-hatch-name="Black_20_-45_20_Degrees" draw:opacity="30%" draw:textarea-horizontal-align="justify" draw:textarea-vertical-align="middle" draw:auto-grow-height="false" fo:min-height="0cm" fo:min-width="0cm" draw:shadow-opacity="30%"/>
    </style:style>
    <style:style style:name="gr14" style:family="graphic" style:parent-style-name="standard">
      <style:graphic-properties draw:stroke="dash" draw:stroke-dash="Ultrafine_20_Dashed" svg:stroke-width="0.051cm" svg:stroke-color="#00ae00" draw:marker-start-width="0.276cm" draw:marker-end-width="0.276cm" draw:fill="none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25cm" draw:marker-start-width="0.237cm" draw:marker-end="Arrow" draw:marker-end-width="0.237cm" draw:fill="none" draw:fill-color="#808080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stroke="none" svg:stroke-color="#000000" draw:fill="none" draw:fill-color="#ffffff" fo:min-height="4.0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187cm" svg:height="1.198cm" svg:x="11.002cm" svg:y="5.4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87cm" svg:height="1.198cm" svg:x="12.277cm" svg:y="5.4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87cm" svg:height="1.198cm" svg:x="11.002cm" svg:y="6.7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87cm" svg:height="1.198cm" svg:x="12.277cm" svg:y="6.7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04cm" svg:height="2.528cm" svg:x="10.979cm" svg:y="5.4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87cm" svg:height="1.198cm" svg:x="13.55cm" svg:y="5.4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87cm" svg:height="1.198cm" svg:x="14.825cm" svg:y="5.4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87cm" svg:height="1.198cm" svg:x="13.55cm" svg:y="6.7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87cm" svg:height="1.198cm" svg:x="14.825cm" svg:y="6.7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05cm" svg:height="2.528cm" svg:x="13.527cm" svg:y="5.4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87cm" svg:height="1.198cm" svg:x="11.002cm" svg:y="8.0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87cm" svg:height="1.198cm" svg:x="12.277cm" svg:y="8.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87cm" svg:height="1.198cm" svg:x="11.002cm" svg:y="9.3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87cm" svg:height="1.198cm" svg:x="12.277cm" svg:y="9.3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04cm" svg:height="2.528cm" svg:x="10.979cm" svg:y="8.0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87cm" svg:height="1.198cm" svg:x="13.55cm" svg:y="8.0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87cm" svg:height="1.198cm" svg:x="14.825cm" svg:y="8.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87cm" svg:height="1.198cm" svg:x="13.55cm" svg:y="9.3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87cm" svg:height="1.198cm" svg:x="14.825cm" svg:y="9.3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05cm" svg:height="2.528cm" svg:x="13.527cm" svg:y="8.0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43cm" svg:height="5.271cm" svg:x="10.894cm" svg:y="5.3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87cm" svg:height="1.198cm" svg:x="16.304cm" svg:y="5.4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17.578cm" svg:y="5.4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87cm" svg:height="1.198cm" svg:x="16.304cm" svg:y="6.7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17.578cm" svg:y="6.7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4cm" svg:height="2.528cm" svg:x="16.28cm" svg:y="5.4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8.851cm" svg:y="5.4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20.126cm" svg:y="5.4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8.851cm" svg:y="6.7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20.126cm" svg:y="6.7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5cm" svg:height="2.528cm" svg:x="18.828cm" svg:y="5.4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87cm" svg:height="1.198cm" svg:x="16.304cm" svg:y="8.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17.578cm" svg:y="8.0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87cm" svg:height="1.198cm" svg:x="16.304cm" svg:y="9.3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17.578cm" svg:y="9.3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4cm" svg:height="2.528cm" svg:x="16.28cm" svg:y="8.0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8.851cm" svg:y="8.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20.126cm" svg:y="8.0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8.851cm" svg:y="9.3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20.126cm" svg:y="9.3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5cm" svg:height="2.528cm" svg:x="18.828cm" svg:y="8.0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243cm" svg:height="5.271cm" svg:x="16.195cm" svg:y="5.3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5.703cm" svg:y="5.4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6.978cm" svg:y="5.4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5.703cm" svg:y="6.7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6.978cm" svg:y="6.7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4cm" svg:height="2.528cm" svg:x="5.68cm" svg:y="5.4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8.251cm" svg:y="5.4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87cm" svg:height="1.198cm" svg:x="9.527cm" svg:y="5.4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8.251cm" svg:y="6.7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87cm" svg:height="1.198cm" svg:x="9.526cm" svg:y="6.7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5cm" svg:height="2.528cm" svg:x="8.228cm" svg:y="5.4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5.703cm" svg:y="8.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6.978cm" svg:y="8.0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5.703cm" svg:y="9.3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6.978cm" svg:y="9.3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4cm" svg:height="2.528cm" svg:x="5.68cm" svg:y="8.0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8.251cm" svg:y="8.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87cm" svg:height="1.198cm" svg:x="9.526cm" svg:y="8.0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8.251cm" svg:y="9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87cm" svg:height="1.198cm" svg:x="9.526cm" svg:y="9.3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5cm" svg:height="2.528cm" svg:x="8.228cm" svg:y="8.0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243cm" svg:height="5.271cm" svg:x="5.595cm" svg:y="5.3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1.003cm" svg:y="0.19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2.278cm" svg:y="0.1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1.003cm" svg:y="1.4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2.278cm" svg:y="1.4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4cm" svg:height="2.528cm" svg:x="10.98cm" svg:y="0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3.551cm" svg:y="0.19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4.826cm" svg:y="0.1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3.551cm" svg:y="1.4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4.826cm" svg:y="1.4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5cm" svg:height="2.528cm" svg:x="13.528cm" svg:y="0.1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11.003cm" svg:y="2.7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12.278cm" svg:y="2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87cm" svg:height="1.198cm" svg:x="11.004cm" svg:y="4.0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87cm" svg:height="1.198cm" svg:x="12.279cm" svg:y="4.0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4cm" svg:height="2.528cm" svg:x="10.98cm" svg:y="2.7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13.551cm" svg:y="2.7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14.826cm" svg:y="2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87cm" svg:height="1.198cm" svg:x="13.552cm" svg:y="4.0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87cm" svg:height="1.198cm" svg:x="14.827cm" svg:y="4.0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5cm" svg:height="2.528cm" svg:x="13.528cm" svg:y="2.7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243cm" svg:height="5.271cm" svg:x="10.895cm" svg:y="0.0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6.304cm" svg:y="0.1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7.579cm" svg:y="0.1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6.304cm" svg:y="1.4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7.579cm" svg:y="1.4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4cm" svg:height="2.528cm" svg:x="16.281cm" svg:y="0.1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8.852cm" svg:y="0.1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20.127cm" svg:y="0.1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8.852cm" svg:y="1.4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20.127cm" svg:y="1.4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5cm" svg:height="2.528cm" svg:x="18.829cm" svg:y="0.1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16.304cm" svg:y="2.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17.579cm" svg:y="2.7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87cm" svg:height="1.198cm" svg:x="16.305cm" svg:y="4.0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17.579cm" svg:y="4.0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4cm" svg:height="2.528cm" svg:x="16.281cm" svg:y="2.7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8.852cm" svg:y="2.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20.127cm" svg:y="2.7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8.852cm" svg:y="4.0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20.127cm" svg:y="4.0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5cm" svg:height="2.528cm" svg:x="18.829cm" svg:y="2.7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243cm" svg:height="5.271cm" svg:x="16.196cm" svg:y="0.0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5.704cm" svg:y="0.1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6.979cm" svg:y="0.1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5.704cm" svg:y="1.4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6.979cm" svg:y="1.4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4cm" svg:height="2.528cm" svg:x="5.681cm" svg:y="0.1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8.252cm" svg:y="0.1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9.527cm" svg:y="0.1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8.252cm" svg:y="1.4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9.527cm" svg:y="1.4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5cm" svg:height="2.528cm" svg:x="8.229cm" svg:y="0.1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5.704cm" svg:y="2.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6.979cm" svg:y="2.7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5.704cm" svg:y="4.0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6.979cm" svg:y="4.0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4cm" svg:height="2.528cm" svg:x="5.681cm" svg:y="2.7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8.252cm" svg:y="2.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9.527cm" svg:y="2.7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8.252cm" svg:y="4.0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87cm" svg:height="1.198cm" svg:x="9.528cm" svg:y="4.0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5cm" svg:height="2.528cm" svg:x="8.229cm" svg:y="2.7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243cm" svg:height="5.271cm" svg:x="5.596cm" svg:y="0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87cm" svg:height="1.198cm" svg:x="11.033cm" svg:y="10.7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87cm" svg:height="1.198cm" svg:x="12.308cm" svg:y="10.7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11.003cm" svg:y="12.0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12.278cm" svg:y="12.0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4cm" svg:height="2.528cm" svg:x="10.98cm" svg:y="10.7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87cm" svg:height="1.198cm" svg:x="13.581cm" svg:y="10.7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87cm" svg:height="1.198cm" svg:x="14.827cm" svg:y="10.7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13.551cm" svg:y="12.0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14.826cm" svg:y="12.0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5cm" svg:height="2.528cm" svg:x="13.528cm" svg:y="10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1.003cm" svg:y="13.3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2.278cm" svg:y="13.3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1.003cm" svg:y="14.6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2.278cm" svg:y="14.6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4cm" svg:height="2.528cm" svg:x="10.98cm" svg:y="13.3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3.551cm" svg:y="13.3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4.826cm" svg:y="13.3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3.551cm" svg:y="14.6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4.826cm" svg:y="14.6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5cm" svg:height="2.528cm" svg:x="13.528cm" svg:y="13.3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243cm" svg:height="5.271cm" svg:x="10.895cm" svg:y="10.6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87cm" svg:height="1.198cm" svg:x="16.305cm" svg:y="10.7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17.579cm" svg:y="10.7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16.304cm" svg:y="12.0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17.579cm" svg:y="12.0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4cm" svg:height="2.528cm" svg:x="16.281cm" svg:y="10.7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8.852cm" svg:y="10.7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20.127cm" svg:y="10.7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8.852cm" svg:y="12.0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20.127cm" svg:y="12.0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5cm" svg:height="2.528cm" svg:x="18.829cm" svg:y="10.7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6.304cm" svg:y="13.3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7.579cm" svg:y="13.3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6.304cm" svg:y="14.6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7.579cm" svg:y="14.6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4cm" svg:height="2.528cm" svg:x="16.281cm" svg:y="13.3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8.852cm" svg:y="13.3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20.127cm" svg:y="13.3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18.852cm" svg:y="14.6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20.127cm" svg:y="14.6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5cm" svg:height="2.528cm" svg:x="18.829cm" svg:y="13.3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243cm" svg:height="5.271cm" svg:x="16.196cm" svg:y="10.6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5.704cm" svg:y="10.7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6.979cm" svg:y="10.7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5.704cm" svg:y="12.0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6.979cm" svg:y="12.0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4cm" svg:height="2.528cm" svg:x="5.681cm" svg:y="10.7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8.252cm" svg:y="10.7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87cm" svg:height="1.198cm" svg:x="9.527cm" svg:y="10.7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8.252cm" svg:y="12.0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87cm" svg:height="1.198cm" svg:x="9.527cm" svg:y="12.0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5cm" svg:height="2.528cm" svg:x="8.229cm" svg:y="10.7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5.704cm" svg:y="13.3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6.979cm" svg:y="13.3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5.704cm" svg:y="14.6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6.979cm" svg:y="14.6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4cm" svg:height="2.528cm" svg:x="5.681cm" svg:y="13.3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8.252cm" svg:y="13.3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9.527cm" svg:y="13.3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8.252cm" svg:y="14.6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87cm" svg:height="1.198cm" svg:x="9.527cm" svg:y="14.6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05cm" svg:height="2.528cm" svg:x="8.229cm" svg:y="13.3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243cm" svg:height="5.271cm" svg:x="5.596cm" svg:y="10.6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87cm" svg:height="1.198cm" svg:x="16.304cm" svg:y="5.4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87cm" svg:height="1.198cm" svg:x="16.304cm" svg:y="6.7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87cm" svg:height="1.198cm" svg:x="16.304cm" svg:y="8.07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87cm" svg:height="1.198cm" svg:x="16.304cm" svg:y="9.35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87cm" svg:height="1.198cm" svg:x="9.527cm" svg:y="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87cm" svg:height="1.198cm" svg:x="9.526cm" svg:y="6.7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87cm" svg:height="1.198cm" svg:x="9.526cm" svg:y="8.0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87cm" svg:height="1.198cm" svg:x="9.526cm" svg:y="9.35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87cm" svg:height="1.198cm" svg:x="11.004cm" svg:y="4.05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87cm" svg:height="1.198cm" svg:x="12.279cm" svg:y="4.05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87cm" svg:height="1.198cm" svg:x="13.552cm" svg:y="4.05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87cm" svg:height="1.198cm" svg:x="14.827cm" svg:y="4.05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87cm" svg:height="1.198cm" svg:x="16.305cm" svg:y="4.05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87cm" svg:height="1.198cm" svg:x="9.528cm" svg:y="4.05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87cm" svg:height="1.198cm" svg:x="11.033cm" svg:y="10.7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87cm" svg:height="1.198cm" svg:x="12.308cm" svg:y="10.7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87cm" svg:height="1.198cm" svg:x="13.581cm" svg:y="10.7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87cm" svg:height="1.198cm" svg:x="14.827cm" svg:y="10.7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87cm" svg:height="1.198cm" svg:x="16.305cm" svg:y="10.7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87cm" svg:height="1.198cm" svg:x="9.527cm" svg:y="10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17.579cm" svg:y="5.4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17.579cm" svg:y="6.7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17.579cm" svg:y="8.0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17.579cm" svg:y="9.35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8.252cm" svg:y="5.49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8.252cm" svg:y="6.7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8.252cm" svg:y="8.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8.252cm" svg:y="9.35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11.004cm" svg:y="2.7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12.279cm" svg:y="2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13.552cm" svg:y="2.7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14.827cm" svg:y="2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16.305cm" svg:y="2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17.58cm" svg:y="2.7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17.58cm" svg:y="4.05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8.253cm" svg:y="2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9.528cm" svg:y="2.7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8.253cm" svg:y="4.05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11.004cm" svg:y="12.0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12.279cm" svg:y="12.0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13.552cm" svg:y="12.0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14.827cm" svg:y="12.0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17.58cm" svg:y="10.7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16.305cm" svg:y="12.0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17.58cm" svg:y="12.0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8.253cm" svg:y="10.79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8.253cm" svg:y="12.0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87cm" svg:height="1.198cm" svg:x="9.528cm" svg:y="12.0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908cm" svg:height="7.923cm" svg:x="10.902cm" svg:y="5.37cm">
          <text:p/>
          <draw:enhanced-geometry svg:viewBox="0 0 21600 21600" draw:type="rectangle" draw:enhanced-path="M 0 0 L 21600 0 21600 21600 0 21600 0 0 Z N"/>
        </draw:custom-shape>
        <draw:path draw:style-name="gr15" draw:text-style-name="P1" draw:layer="layout" svg:width="3.558cm" svg:height="0.476cm" draw:transform="rotate (-0.235619449019234) translate (4.69235509109737cm 8.99417266465374cm)" svg:viewBox="0 0 3559 477" svg:d="m0 477c1572 0 3559-477 3559-477">
          <text:p/>
        </draw:path>
        <draw:frame draw:style-name="gr16" draw:text-style-name="P1" draw:layer="layout" svg:width="6.791cm" svg:height="4.277cm" svg:x="-0.587cm" svg:y="7.899cm">
          <draw:text-box>
            <text:p text:style-name="P1">Periodic Cells</text:p>
            <text:p text:style-name="P1">From M2L at level 1</text:p>
          </draw:text-box>
        </draw:frame>
        <draw:path draw:style-name="gr15" draw:text-style-name="P1" draw:layer="layout" svg:width="4.827cm" svg:height="0.482cm" draw:transform="skewX (0.146782190092723) rotate (-0.172962128872639) translate (4.66062501121675cm 5.08502422030351cm)" svg:viewBox="0 0 4828 483" svg:d="m0 483c2134 0 4828-483 4828-483">
          <text:p/>
        </draw:path>
        <draw:frame draw:style-name="gr16" draw:text-style-name="P1" draw:layer="layout" svg:width="6.791cm" svg:height="4.277cm" svg:x="-0.827cm" svg:y="3.755cm">
          <draw:text-box>
            <text:p text:style-name="P1">Periodic Cells</text:p>
            <text:p text:style-name="P1">From P2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9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1T12:34:13</meta:creation-date>
    <dc:date>2013-06-11T12:35:06</dc:date>
    <meta:editing-duration>P0D</meta:editing-duration>
    <meta:editing-cycles>1</meta:editing-cycles>
    <meta:document-statistic meta:object-count="242"/>
    <meta:generator>LibreOffice/3.6$Linux_X86_64 LibreOffice_project/360m1$Build-2</meta:generator>
  </office:meta>
</office:document-meta>
</file>